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C0000015AF2E29A0BDF45EB5F.png" manifest:media-type="image/png"/>
  <manifest:file-entry manifest:full-path="Pictures/1000000100000780000004383ADCEB483BF1FF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3ADCEB483BF1FF31.png" xlink:type="simple" xlink:show="embed" xlink:actuate="onLoad" draw:mime-type="image/png"/></draw:frame></text:p>
      <text:p text:style-name="P1"><draw:frame draw:style-name="fr1" draw:name="Image2" text:anchor-type="char" svg:width="17cm" svg:height="5.676cm" draw:z-index="1"><draw:image xlink:href="Pictures/100000010000040C0000015AF2E29A0BDF45EB5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3:19:57.759445214</meta:creation-date>
    <dc:date>2023-11-27T23:20:47.956662171</dc:date>
    <meta:editing-duration>PT50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